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ff9fc" officeooo:paragraph-rsid="001ff9fc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ff9fc" officeooo:paragraph-rsid="001ff9f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ff9fc" officeooo:paragraph-rsid="0021354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13545" officeooo:paragraph-rsid="00213545" style:font-size-asian="10.5pt" style:font-size-complex="12pt"/>
    </style:style>
    <style:style style:name="T1" style:family="text">
      <style:text-properties officeooo:rsid="002135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MPT 365: PA2</text:p>
      <text:p text:style-name="P2"/>
      <text:p text:style-name="P2">This is an application which takes in a video or picture file and converts it to a audio stream representing it.</text:p>
      <text:p text:style-name="P2"/>
      <text:p text:style-name="P2">The procedure is broken down into 3 parts:</text:p>
      <text:p text:style-name="P2"/>
      <text:p text:style-name="P2">1. Read video (or image) file through command argument</text:p>
      <text:p text:style-name="P2"><text:tab/></text:p>
      <text:p text:style-name="P2"><text:tab/>./v2a sample.avi</text:p>
      <text:p text:style-name="P2"><text:tab/><text:tab/>or</text:p>
      <text:p text:style-name="P2"><text:tab/>./v2a sample.jpg</text:p>
      <text:p text:style-name="P2"><text:tab/></text:p>
      <text:p text:style-name="P2"><text:tab/>If it's a video file, the frames will be <text:span text:style-name="T1">extracted through the frameExtractor function, and</text:span> saved as jpg images in the pictures directory.</text:p>
      <text:p text:style-name="P2"><text:tab/>If it's an image file, a copy will be saved a jpg image in the pictures directory.</text:p>
      <text:p text:style-name="P2"/>
      <text:p text:style-name="P2"><text:tab/>Now the application will read every jpg file in the pictures directory and perform the next actions.</text:p>
      <text:p text:style-name="P2"/>
      <text:p text:style-name="P2">2. Modify image to prepare for image to audio conversion</text:p>
      <text:p text:style-name="P2"><text:tab/></text:p>
      <text:p text:style-name="P2"><text:tab/>This is done through the modifyImage function.</text:p>
      <text:p text:style-name="P2"><text:tab/>1. The image is converted to grayscale.</text:p>
      <text:p text:style-name="P2"/>
      <text:p text:style-name="P2"><text:tab/><text:tab/>cvtColor(image, res, CV_BGR2GRAY);</text:p>
      <text:p text:style-name="P2"/>
      <text:p text:style-name="P2"><text:tab/>2. The image is resized to 64 x 64.</text:p>
      <text:p text:style-name="P2"><text:tab/><text:tab/><text:tab/></text:p>
      <text:p text:style-name="P2"><text:tab/><text:tab/>Size size(64, 64);</text:p>
      <text:p text:style-name="P2"><text:tab/><text:tab/>resize(res, res, size);</text:p>
      <text:p text:style-name="P2"/>
      <text:p text:style-name="P2">3. Image is converted to an audio sound</text:p>
      <text:p text:style-name="P2"/>
      <text:p text:style-name="P2"><text:tab/><text:span text:style-name="T1">This is done through the img2freq function and relies on the audio_converter.h header file.</text:span></text:p>
      <text:p text:style-name="P2"><text:span text:style-name="T1"><text:tab/>1. A frequency matrix is created.</text:span></text:p>
      <text:p text:style-name="P2"><text:tab/></text:p>
      <text:p text:style-name="P2"><text:tab/><text:tab/><text:span text:style-name="T1">float freq[64] = {0}</text:span></text:p>
      <text:p text:style-name="P4"><text:tab/><text:tab/>freq[31] = 440.0;</text:p>
      <text:p text:style-name="P4"><text:tab/> <text:s/><text:tab/>for(int i = 32; i &lt; 64; ++i) {</text:p>
      <text:p text:style-name="P4"><text:s text:c="4"/><text:tab/><text:tab/><text:tab/>freq[i] = freq[i-1] * pow(2.0, (1.0/12.0));</text:p>
      <text:p text:style-name="P4"><text:s text:c="2"/><text:tab/><text:tab/>}</text:p>
      <text:p text:style-name="P4"><text:s text:c="2"/><text:tab/><text:tab/>for(int i = 30; i &gt; -1; --i) {</text:p>
      <text:p text:style-name="P4"><text:s text:c="4"/><text:tab/><text:tab/><text:tab/>freq[i] = freq[i+1] * pow(2.0, (-1.0/12.0));</text:p>
      <text:p text:style-name="P4"><text:s text:c="2"/><text:tab/><text:tab/>}</text:p>
      <text:p text:style-name="P4"><text:tab/></text:p>
      <text:p text:style-name="P4"/>
      <text:p text:style-name="P4"><text:soft-page-break/><text:tab/>2. 500 samples are used.</text:p>
      <text:p text:style-name="P4"><text:tab/></text:p>
      <text:p text:style-name="P2"><text:tab/><text:tab/><text:span text:style-name="T1">const size_t n = 500;</text:span></text:p>
      <text:p text:style-name="P2"><text:tab/><text:tab/><text:span text:style-name="T1">float t[n]; <text:tab/>// This is the sample variable</text:span></text:p>
      <text:p text:style-name="P2"><text:tab/><text:tab/><text:span text:style-name="T1">for(int i = 0; i &lt; n; ++i) {</text:span></text:p>
      <text:p text:style-name="P2"><text:tab/><text:tab/><text:tab/><text:span text:style-name="T1">t[i] = (i+1)/Audio::GetFrequency();</text:span></text:p>
      <text:p text:style-name="P2"><text:tab/><text:tab/><text:span text:style-name="T1">}</text:span></text:p>
      <text:p text:style-name="P2"/>
      <text:p text:style-name="P2"><text:span text:style-name="T1"><text:tab/>3. The image is then read column by column, and a chord is generated into a signal matrix.</text:span></text:p>
      <text:p text:style-name="P2"/>
      <text:p text:style-name="P3"><text:tab/><text:tab/><text:span text:style-name="T1">for(int col = 0; col &lt; 64; ++col) {</text:span></text:p>
      <text:p text:style-name="P3"><text:span text:style-name="T1"><text:s text:c="4"/><text:tab/><text:tab/><text:tab/>float signals[n] = {0};</text:span></text:p>
      <text:p text:style-name="P3"><text:span text:style-name="T1"><text:s text:c="4"/><text:tab/><text:tab/><text:tab/>for(int row = 0; row &lt; 64; ++row) {</text:span></text:p>
      <text:p text:style-name="P3"><text:span text:style-name="T1"><text:tab/><text:tab/><text:tab/><text:tab/>float value = input.at&lt;uchar&gt;(row,col);</text:span></text:p>
      <text:p text:style-name="P3"><text:span text:style-name="T1"><text:s text:c="6"/><text:tab/><text:tab/><text:tab/><text:tab/>value = value / 255.0;</text:span></text:p>
      <text:p text:style-name="P3"><text:span text:style-name="T1"><text:s text:c="6"/><text:tab/><text:tab/><text:tab/><text:tab/>int m = 64-row;</text:span></text:p>
      <text:p text:style-name="P3"><text:span text:style-name="T1"><text:s text:c="6"/><text:tab/><text:tab/><text:tab/><text:tab/>float ss[n];</text:span></text:p>
      <text:p text:style-name="P3"><text:span text:style-name="T1"><text:tab/> <text:s text:c="5"/><text:tab/><text:tab/><text:tab/>for(int i = 0; i &lt; n; ++i) {</text:span></text:p>
      <text:p text:style-name="P3"><text:span text:style-name="T1"><text:tab/><text:tab/><text:tab/><text:tab/><text:tab/>ss[i] = sinf(2.0*float(M_PI)*freq[m]*t[i]);</text:span></text:p>
      <text:p text:style-name="P3"><text:span text:style-name="T1"><text:tab/><text:tab/><text:tab/><text:tab/><text:tab/>signals[i] = signals[i] + value * ss[i];</text:span></text:p>
      <text:p text:style-name="P3"><text:span text:style-name="T1"><text:tab/> <text:s text:c="5"/><text:tab/><text:tab/><text:tab/>}</text:span></text:p>
      <text:p text:style-name="P3"><text:span text:style-name="T1"><text:s text:c="4"/><text:tab/><text:tab/><text:tab/>}</text:span></text:p>
      <text:p text:style-name="P3"><text:span text:style-name="T1"><text:tab/><text:tab/><text:tab/>for(int i = 0; i &lt; n; ++i) {</text:span></text:p>
      <text:p text:style-name="P3"><text:span text:style-name="T1"><text:s text:c="6"/><text:tab/><text:tab/><text:tab/><text:tab/>signals[i] = signals[i]/64;</text:span></text:p>
      <text:p text:style-name="P3"><text:span text:style-name="T1"><text:tab/><text:tab/><text:tab/>}</text:span></text:p>
      <text:p text:style-name="P3"><text:span text:style-name="T1"><text:s text:c="2"/><text:tab/><text:tab/>}</text:span></text:p>
      <text:p text:style-name="P3"><text:tab/></text:p>
      <text:p text:style-name="P3"><text:span text:style-name="T1"><text:tab/>4. After each signal is created, it is played using SDL_mixer</text:span></text:p>
      <text:p text:style-name="P3"><text:tab/></text:p>
      <text:p text:style-name="P3"><text:span text:style-name="T1"><text:tab/><text:tab/>Audio::Play(signals, n);</text:span></text:p>
      <text:p text:style-name="P3"><text:span text:style-name="T1"><text:s text:c="4"/><text:tab/><text:tab/>Audio::WaitForSilence();</text:span></text:p>
      <text:p text:style-name="P3"/>
      <text:p text:style-name="P3"><text:span text:style-name="T1"><text:tab/>5. After every image file (64 columns, 4 seconds), a click sound is played to signify the end of an image.</text:span></text:p>
      <text:p text:style-name="P3"/>
      <text:p text:style-name="P4"><text:s text:c="4"/><text:tab/><text:tab/>click[i] = sinf(2.0*float(M_PI)*50*t[i]);</text:p>
      <text:p text:style-name="P4"><text:tab/><text:tab/>Audio::Play(click, n);</text:p>
      <text:p text:style-name="P3"><text:span text:style-name="T1"><text:s text:c="4"/><text:tab/><text:tab/>Audio::WaitForSilence();</text:span></text:p>
      <text:p text:style-name="P3"/>
      <text:p text:style-name="P4">4. The application then properly frees all used memory using Audio::Close(), removes all jpg frames generated in this process in the pictures directory, and clo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8:14:36.535309971</meta:creation-date>
    <dc:date>2016-10-25T18:43:27.799986858</dc:date>
    <meta:editing-duration>PT13M20S</meta:editing-duration>
    <meta:editing-cycles>1</meta:editing-cycles>
    <meta:document-statistic meta:table-count="0" meta:image-count="0" meta:object-count="0" meta:page-count="2" meta:paragraph-count="68" meta:word-count="400" meta:character-count="2441" meta:non-whitespace-character-count="1893"/>
    <meta:generator>LibreOffice/4.2.8.2$Linux_X86_64 LibreOffice_project/420m0$Build-2</meta:generator>
  </office:meta>
</office:document-meta>
</file>